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5</text:p>
      <text:p text:style-name="P3"><text:line-break/> Date: 10/4 -13<text:line-break/><text:line-break/> Facilitator: <text:s/>Andreas Wahlström<text:line-break/><text:line-break/> Participants: Johan Gerdin, Andreas Wahlström, Erik Arnebäck, Linnea Andersson<text:line-break/><text:line-break/>1. Objectives: </text:p>
      <text:p text:style-name="P3"><text:tab/></text:p>
      <text:p text:style-name="P3"><text:tab/>Presentation</text:p>
      <text:p text:style-name="P3"/>
      <text:p text:style-name="P3"><text:tab/>Preperations before 5/10 (meeting with ”handledare”)</text:p>
      <text:p text:style-name="P3"/>
      <text:p text:style-name="P3"><text:tab/>Mockup for gui </text:p>
      <text:p text:style-name="P3"><text:line-break/>2. Reports:</text:p>
      <text:p text:style-name="P3"><text:tab/></text:p>
      <text:p text:style-name="P3"><text:tab/>All done<text:line-break/><text:line-break/>3. Discussion items: </text:p>
      <text:p text:style-name="P3"><text:line-break/><text:tab/>Saving <text:s/>– Auto save when turning off/pausing the app.</text:p>
      <text:p text:style-name="P3"/>
      <text:p text:style-name="P3"><text:tab/>Language options – retrive frome the phones own options, no menu for this.</text:p>
      <text:p text:style-name="P3"/>
      <text:p text:style-name="P3"><text:tab/>Preperations – Ask about Emulator(acc). Tips about AndEnging. Extensions? What <text:tab/>to save and how.</text:p>
      <text:p text:style-name="P3"><text:tab/></text:p>
      <text:p text:style-name="P3"><text:tab/>Presentation – google powerpoint, mockup and analysis diagram. <text:s/>Short about <text:tab/>AndEngine and Box2D, Android. Exempel.</text:p>
      <text:p text:style-name="P3"><text:tab/></text:p>
      <text:p text:style-name="P3"><text:tab/>Name(for now) – Twirl.</text:p>
      <text:p text:style-name="P3"/>
      <text:p text:style-name="P3"><text:tab/>Unlock decorations, change the look of Twirl.</text:p>
      <text:p text:style-name="P3"><text:line-break/>4. Outcomes and assignments: <text:line-break/><text:tab/></text:p>
      <text:p text:style-name="P3"><text:tab/>All:<text:tab/></text:p>
      <text:p text:style-name="P3"><text:tab/>11/4 – work with the presentation after the meeting.</text:p>
      <text:p text:style-name="P3"><text:s/><text:tab/></text:p>
      <text:p text:style-name="P3"><text:tab/>Update Use cases<text:tab/></text:p>
      <text:p text:style-name="P3"><text:line-break/>5. Wrap up: Nästa möte – 12/4 -13 </text:p>
      <text:p text:style-name="P3"><text:soft-page-break/><text:line-break/><text:tab/><text:line-break/>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4-12T15:30:24.85</dc:date>
    <meta:editing-duration>PT1H9M18S</meta:editing-duration>
    <meta:editing-cycles>8</meta:editing-cycles>
    <meta:generator>OpenOffice.org/3.4$Win32 OpenOffice.org_project/340m1$Build-9590</meta:generator>
    <meta:document-statistic meta:table-count="0" meta:image-count="0" meta:object-count="0" meta:page-count="2" meta:paragraph-count="25" meta:word-count="123" meta:character-count="850"/>
  </office:meta>
</office:document-meta>
</file>